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variant="normal" fo:text-transform="none" fo:color="#343a40" loext:opacity="100%" style:font-name="Poppins" fo:font-size="11.25pt" fo:letter-spacing="normal" fo:font-style="normal" fo:font-weight="normal"/>
    </style:style>
    <style:style style:name="T2" style:family="text">
      <style:text-properties officeooo:rsid="001cbd7d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Создать docker compose с двумя сервисами, чтобы по одной команде они поднимались и останавливались:</text:span><text:line-break/><text:tab/><text:span text:style-name="T1">Сервис 1: БД Postgres с одной таблицей , куда вставлена одна строчка данных.</text:span><text:line-break/><text:tab/><text:span text:style-name="T1">Сервис 2: Программу на любом языке программирования, которая читает данные из <text:tab/><text:tab/> <text:s text:c="5"/>этой БД и печатает эту строчку.</text:span> </text:p>
      <text:p text:style-name="P1">------------------------------------------------------------------------------------------------------------------------</text:p>
      <text:p text:style-name="P1"/>
      <text:p text:style-name="Standard"><text:tab/>Для создания Docker Compose с двумя сервисами — PostgreSQL и приложением, читающим данные из базы данных, — выполн<text:span text:style-name="T2">ю</text:span> следующие шаги. <text:span text:style-name="T2">Я</text:span> буд<text:span text:style-name="T2">у</text:span> использовать Python для приложения, которое будет подключаться к базе данных и выводить данные.</text:p>
      <text:p text:style-name="Standard"/>
      <text:p text:style-name="P2">Шаг 1: Создание структуры проекта</text:p>
      <text:p text:style-name="Standard"/>
      <text:p text:style-name="Standard">Созда<text:span text:style-name="T2">м</text:span> следующую структуру каталогов:</text:p>
      <text:p text:style-name="Standard"/>
      <text:p text:style-name="Standard">my_project/</text:p>
      <text:p text:style-name="Standard">├── docker-compose.yml</text:p>
      <text:p text:style-name="Standard">├── db/</text:p>
      <text:p text:style-name="Standard">│ <text:s text:c="2"/>├── init.sql</text:p>
      <text:p text:style-name="Standard">└── app/</text:p>
      <text:p text:style-name="Standard"><text:s text:c="4"/>├── Dockerfile</text:p>
      <text:p text:style-name="Standard"><text:s text:c="4"/>└── main.py</text:p>
      <text:p text:style-name="Standard"/>
      <text:p text:style-name="Standard"/>
      <text:p text:style-name="P2">Шаг 2: Настройка PostgreSQL</text:p>
      <text:p text:style-name="Standard"/>
      <text:p text:style-name="Standard">1. В файле db/init.sql добав<text:span text:style-name="T2">лю</text:span> SQL-команды для создания таблицы и вставки данных:</text:p>
      <text:p text:style-name="Standard"/>
      <text:p text:style-name="Standard">CREATE TABLE IF NOT EXISTS test_table (</text:p>
      <text:p text:style-name="Standard"><text:s text:c="4"/>id SERIAL PRIMARY KEY,</text:p>
      <text:p text:style-name="Standard"><text:s text:c="4"/>message VARCHAR(255) NOT NULL</text:p>
      <text:p text:style-name="Standard">);</text:p>
      <text:p text:style-name="Standard"/>
      <text:p text:style-name="Standard">INSERT INTO test_table (message) VALUES ('Hello from PostgreSQL!');</text:p>
      <text:p text:style-name="Standard"/>
      <text:p text:style-name="Standard"/>
      <text:p text:style-name="P2">Шаг 3: Настройка приложения на Python</text:p>
      <text:p text:style-name="Standard"/>
      <text:p text:style-name="Standard">1. В файле app/main.py <text:span text:style-name="T2">я</text:span> напиш<text:span text:style-name="T2">у</text:span> код для подключения к базе данных и чтения данных:</text:p>
      <text:p text:style-name="Standard"/>
      <text:p text:style-name="Standard">import psycopg2</text:p>
      <text:p text:style-name="Standard">import os</text:p>
      <text:p text:style-name="Standard"/>
      <text:p text:style-name="Standard">def main():</text:p>
      <text:p text:style-name="Standard"><text:s text:c="4"/># Получаем параметры подключения из переменных окружения</text:p>
      <text:p text:style-name="Standard"><text:s text:c="4"/>db_host = os.getenv('DB_HOST', 'db')</text:p>
      <text:p text:style-name="Standard"><text:s text:c="4"/>db_name = os.getenv('DB_NAME', 'mydatabase')</text:p>
      <text:p text:style-name="Standard"><text:s text:c="4"/>db_user = os.getenv('DB_USER', 'postgres')</text:p>
      <text:p text:style-name="Standard"><text:s text:c="4"/>db_password = os.getenv('DB_PASSWORD', 'password')</text:p>
      <text:p text:style-name="Standard"/>
      <text:p text:style-name="Standard"><text:s text:c="4"/># Подключаемся к базе данных</text:p>
      <text:p text:style-name="Standard"><text:s text:c="4"/>connection = psycopg2.connect(</text:p>
      <text:p text:style-name="Standard"><text:soft-page-break/><text:s text:c="8"/>host=db_host,</text:p>
      <text:p text:style-name="Standard"><text:s text:c="8"/>database=db_name,</text:p>
      <text:p text:style-name="Standard"><text:s text:c="8"/>user=db_user,</text:p>
      <text:p text:style-name="Standard"><text:s text:c="8"/>password=db_password</text:p>
      <text:p text:style-name="Standard"><text:s text:c="4"/>)</text:p>
      <text:p text:style-name="Standard"><text:s text:c="4"/></text:p>
      <text:p text:style-name="Standard"><text:s text:c="4"/>cursor = connection.cursor()</text:p>
      <text:p text:style-name="Standard"><text:s text:c="4"/></text:p>
      <text:p text:style-name="Standard"><text:s text:c="4"/># Выполняем запрос к таблице</text:p>
      <text:p text:style-name="Standard"><text:s text:c="4"/>cursor.execute("SELECT message FROM test_table;")</text:p>
      <text:p text:style-name="Standard"><text:s text:c="4"/></text:p>
      <text:p text:style-name="Standard"><text:s text:c="4"/># Получаем результат</text:p>
      <text:p text:style-name="Standard"><text:s text:c="4"/>row = cursor.fetchone()</text:p>
      <text:p text:style-name="Standard"><text:s text:c="4"/></text:p>
      <text:p text:style-name="Standard"><text:s text:c="4"/>if row:</text:p>
      <text:p text:style-name="Standard"><text:s text:c="8"/>print(row[0])</text:p>
      <text:p text:style-name="Standard"><text:s text:c="4"/>else:</text:p>
      <text:p text:style-name="Standard"><text:s text:c="8"/>print("No data found.")</text:p>
      <text:p text:style-name="Standard"><text:s text:c="4"/></text:p>
      <text:p text:style-name="Standard"><text:s text:c="4"/># Закрываем соединение</text:p>
      <text:p text:style-name="Standard"><text:s text:c="4"/>cursor.close()</text:p>
      <text:p text:style-name="Standard"><text:s text:c="4"/>connection.close()</text:p>
      <text:p text:style-name="Standard"/>
      <text:p text:style-name="Standard">if __name__ == "__main__":</text:p>
      <text:p text:style-name="Standard"><text:s text:c="4"/>main()</text:p>
      <text:p text:style-name="Standard"/>
      <text:p text:style-name="Standard"/>
      <text:p text:style-name="Standard">2. Созда<text:span text:style-name="T2">м</text:span> файл app/Dockerfile с содержимым:</text:p>
      <text:p text:style-name="Standard"/>
      <text:p text:style-name="Standard"># Используем официальный образ Python</text:p>
      <text:p text:style-name="Standard">FROM python:3.9-slim</text:p>
      <text:p text:style-name="Standard"/>
      <text:p text:style-name="Standard"># Устанавливаем зависимости</text:p>
      <text:p text:style-name="Standard">RUN pip install psycopg2-binary</text:p>
      <text:p text:style-name="Standard"/>
      <text:p text:style-name="Standard"># Копируем код приложения в контейнер</text:p>
      <text:p text:style-name="Standard">COPY main.py /app/main.py</text:p>
      <text:p text:style-name="Standard"/>
      <text:p text:style-name="Standard"># Устанавливаем рабочую директорию</text:p>
      <text:p text:style-name="Standard">WORKDIR /app</text:p>
      <text:p text:style-name="Standard"/>
      <text:p text:style-name="Standard"># Запускаем приложение</text:p>
      <text:p text:style-name="Standard">CMD ["python", "main.py"]</text:p>
      <text:p text:style-name="Standard"/>
      <text:p text:style-name="Standard"/>
      <text:p text:style-name="P2">Шаг 4: Настройка Docker Compose</text:p>
      <text:p text:style-name="Standard"/>
      <text:p text:style-name="Standard">1. В файле docker-compose.yml добав<text:span text:style-name="T2">лю</text:span> следующее содержимое:</text:p>
      <text:p text:style-name="Standard"/>
      <text:p text:style-name="Standard">version: '3.8'</text:p>
      <text:p text:style-name="Standard"/>
      <text:p text:style-name="Standard">services:</text:p>
      <text:p text:style-name="Standard"><text:soft-page-break/><text:s text:c="2"/>db:</text:p>
      <text:p text:style-name="Standard"><text:s text:c="4"/>image: postgres:13</text:p>
      <text:p text:style-name="Standard"><text:s text:c="4"/>environment:</text:p>
      <text:p text:style-name="Standard"><text:s text:c="6"/>POSTGRES_DB: mydatabase</text:p>
      <text:p text:style-name="Standard"><text:s text:c="6"/>POSTGRES_USER: postgres</text:p>
      <text:p text:style-name="Standard"><text:s text:c="6"/>POSTGRES_PASSWORD: password</text:p>
      <text:p text:style-name="Standard"><text:s text:c="4"/>volumes:</text:p>
      <text:p text:style-name="Standard"><text:s text:c="6"/>- ./db/init.sql:/docker-entrypoint-initdb.d/init.sql</text:p>
      <text:p text:style-name="Standard"/>
      <text:p text:style-name="Standard"><text:s text:c="2"/>app:</text:p>
      <text:p text:style-name="Standard"><text:s text:c="4"/>build: ./app</text:p>
      <text:p text:style-name="Standard"><text:s text:c="4"/>depends_on:</text:p>
      <text:p text:style-name="Standard"><text:s text:c="6"/>- db</text:p>
      <text:p text:style-name="Standard"><text:s text:c="4"/>environment:</text:p>
      <text:p text:style-name="Standard"><text:s text:c="6"/>DB_HOST: db</text:p>
      <text:p text:style-name="Standard"><text:s text:c="6"/>DB_NAME: mydatabase</text:p>
      <text:p text:style-name="Standard"><text:s text:c="6"/>DB_USER: postgres</text:p>
      <text:p text:style-name="Standard"><text:s text:c="6"/>DB_PASSWORD: password</text:p>
      <text:p text:style-name="Standard"/>
      <text:p text:style-name="Standard"/>
      <text:p text:style-name="P2">Шаг 5: Запуск проекта</text:p>
      <text:p text:style-name="Standard"/>
      <text:p text:style-name="Standard"><text:tab/>1. Откро<text:span text:style-name="T2">ю</text:span> терминал и перейд<text:span text:style-name="T2">у</text:span> в каталог my_project.</text:p>
      <text:p text:style-name="Standard"/>
      <text:p text:style-name="Standard"><text:tab/>2. Выполн<text:span text:style-name="T2">ю</text:span> команду для сборки и запуска сервисов:</text:p>
      <text:p text:style-name="Standard"/>
      <text:p text:style-name="Standard"><text:tab/><text:tab/>docker-compose up --build</text:p>
      <text:p text:style-name="Standard"/>
      <text:p text:style-name="Standard"/>
      <text:p text:style-name="P2">Шаг 6: Остановка проекта</text:p>
      <text:p text:style-name="Standard"/>
      <text:p text:style-name="Standard"><text:tab/>Чтобы остановить сервисы, просто нажм<text:span text:style-name="T2">у</text:span> Ctrl+C в терминале, где запущен Docker Compose, или выполн<text:span text:style-name="T2">ю</text:span> команду:</text:p>
      <text:p text:style-name="Standard"/>
      <text:p text:style-name="Standard"><text:tab/>docker-compose down</text:p>
      <text:p text:style-name="Standard"/>
      <text:p text:style-name="Standard"/>
      <text:p text:style-name="P2"><text:span text:style-name="T3"><text:tab/></text:span>Результат</text:p>
      <text:p text:style-name="Standard"/>
      <text:p text:style-name="Standard"><text:tab/>После выполнения команды docker-compose up --build, <text:span text:style-name="T2">я</text:span> долж<text:span text:style-name="T2">ен</text:span> увидеть вывод, содержащий строку "Hello from PostgreSQL!", что означает, что приложение успешно подключилось к базе данных и прочитало данные из таблиц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7:10:14.444000000</meta:creation-date>
    <meta:print-date>2025-01-31T17:19:35.435000000</meta:print-date>
    <meta:printed-by>Файлы PDF</meta:printed-by>
    <dc:date>2025-01-31T17:20:12.522000000</dc:date>
    <meta:editing-duration>PT37S</meta:editing-duration>
    <meta:editing-cycles>1</meta:editing-cycles>
    <meta:document-statistic meta:table-count="0" meta:image-count="0" meta:object-count="0" meta:page-count="3" meta:paragraph-count="96" meta:word-count="399" meta:character-count="3336" meta:non-whitespace-character-count="2763"/>
    <meta:generator>LibreOffice/24.8.4.2$Windows_X86_64 LibreOffice_project/bb3cfa12c7b1bf994ecc5649a80400d06cd71002</meta:generator>
  </office:meta>
</office:document-meta>
</file>